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Components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rking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ransistor</text:p>
          </table:table-cell>
          <table:table-cell table:number-columns-repeated="2" office:value-type="string" calcext:value-type="string">
            <text:p>BC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pF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.6pF</text:p>
          </table:table-cell>
          <table:table-cell table:style-name="ce3" office:value-type="string" calcext:value-type="string">
            <text:p>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7pF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F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?? AWG, 5.5 turns, ?? coil radius (TODO)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mm 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ATTiny85 20MHz</text:p>
          </table:table-cell>
          <table:table-cell office:value-type="string" calcext:value-type="string">
            <text:p>PU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PDT microswitches from ebay (see phot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atteryholder</text:p>
          </table:table-cell>
          <table:table-cell office:value-type="string" calcext:value-type="string">
            <text:p>BK-91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LIR2032</text:p>
          </table:table-cell>
          <table:table-cell office:value-type="string" calcext:value-type="string">
            <text:p>* NOTE non-rechargeable CR2032 batteries won’t work!</text:p>
          </table:table-cell>
          <table:table-cell/>
          <table:table-cell table:style-name="ce11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5:23:15.7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vind Liland</meta:initial-creator>
    <meta:creation-date>2018-05-15T17:33:25.926000000</meta:creation-date>
    <dc:date>2018-07-21T15:25:33.181000000</dc:date>
    <dc:creator>Eivind Liland</dc:creator>
    <meta:editing-duration>PT3H13M30S</meta:editing-duration>
    <meta:editing-cycles>5</meta:editing-cycles>
    <meta:generator>LibreOffice/6.0.2.1$Windows_X86_64 LibreOffice_project/f7f06a8f319e4b62f9bc5095aa112a65d2f3ac89</meta:generator>
    <meta:document-statistic meta:table-count="1" meta:cell-count="68" meta:object-count="0"/>
  </office:meta>
</office:document-meta>
</file>